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X = float(input(“Enter the value of x (in radians): “))</text:p>
      <text:p text:style-name="Normal">N_terms = int(input(“Enter the number of terms to sum: “))</text:p>
      <text:p text:style-name="Normal"/>
      <text:p text:style-name="Normal">Result = cosine_series_sum(x, n_terms)</text:p>
      <text:p text:style-name="Normal">Print(f”The sum of the cosine series for x = {x} up to {n_terms} terms is: {result}”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rjun Ashok</meta:initial-creator>
    <dc:creator>Arjun Ashok</dc:creator>
    <meta:creation-date>2025-01-25T13:53:00Z</meta:creation-date>
    <dc:date>2025-01-25T13:53:00Z</dc:date>
    <meta:template xlink:href="Normal.dotm" xlink:type="simple"/>
    <meta:editing-cycles>6</meta:editing-cycles>
    <meta:editing-duration>PT180S</meta:editing-duration>
    <meta:document-statistic meta:page-count="1" meta:paragraph-count="1" meta:word-count="36" meta:character-count="241" meta:row-count="1" meta:non-whitespace-character-count="206"/>
  </office:meta>
</office:document-meta>
</file>